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1900000091916E5964C26A4B8A.png" manifest:media-type="image/png"/>
  <manifest:file-entry manifest:full-path="Pictures/10027508000051F200000EFB9992E6A934FB4BD2.emf" manifest:media-type="image/x-emf"/>
  <manifest:file-entry manifest:full-path="Pictures/100000000000008F0000006DC802FCE8EC5F3E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40pt" style:font-size-asian="40pt" style:font-size-complex="40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left" style:horizontal-rel="page-end-margin" fo:background-color="transparent" draw:fill="none" draw:fill-color="#ffffff" fo:padding="0in" fo:border="none" style:mirror="none" fo:clip="rect(0.1335in, 0.2425in, 0.1346in, 0.34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bookmark text:name="_GoBack"/>Website Building: Basic Layout</text:p>
      <text:p text:style-name="Standard"/>
      <text:p text:style-name="P3">CSS – Responsive typography</text:p>
      <text:p text:style-name="Standard"/>
      <text:p text:style-name="P3">The following exercise contains the following subjects:</text:p>
      <text:p text:style-name="P3">● vh, vw</text:p>
      <text:p text:style-name="P3"/>
      <text:p text:style-name="Standard"/>
      <text:p text:style-name="P4">Instructions</text:p>
      <text:p text:style-name="Standard"/>
      <text:p text:style-name="P5">There are many tips and tricks on how to create a responsive</text:p>
      <text:p text:style-name="P5">design. One tip is to create responsive typography. Google</text:p>
      <text:p text:style-name="P5">responsive typography or read <text:a xlink:type="simple" xlink:href="https://web.dev/learn/design/typography/" text:style-name="Internet_20_link" text:visited-style-name="Visited_20_Internet_20_Link">this</text:a> article.</text:p>
      <text:p text:style-name="P5"/>
      <text:p text:style-name="P5">Create any header tag and with the help of specific CSS units</text:p>
      <text:p text:style-name="P5">make the header tag bigger and smaller when changing the</text:p>
      <text:p text:style-name="P5">browser's viewpo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Arial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Arial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50%" fo:text-align="end" style:justify-single-word="false" fo:text-indent="0in" style:auto-text-indent="false" style:writing-mode="rl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left" style:horizontal-rel="page-end-margin" fo:background-color="transparent" draw:fill="none" draw:fill-color="#ffffff" fo:padding="0in" fo:border="none" style:mirror="none" fo:clip="rect(0.1335in, 0.2425in, 0.1346in, 0.3417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תמונה 2" text:anchor-type="char" svg:y="-0.2992in" svg:width="0.6953in" svg:height="0.6661in" draw:z-index="1"><draw:image xlink:href="Pictures/100000000000008F0000006DC802FCE8EC5F3E8F.png" xlink:type="simple" xlink:show="embed" xlink:actuate="onLoad" draw:mime-type="image/png"/><draw:contour-polygon svg:width="1283px" svg:height="550px" svg:viewBox="0 0 1283 550" draw:points="868,338 868,-212 -415,-212 -415,338" draw:recreate-on-edit="false"/></draw:frame></text:p>
        <text:p text:style-name="Header"/>
      </style:header>
      <style:footer>
        <text:p text:style-name="Footer"><draw:frame draw:style-name="Mfr2" draw:name="Picture 1" text:anchor-type="char" svg:x="-0.9146in" svg:y="-1.4256in" svg:width="8.3083in" svg:height="1.5217in" draw:z-index="0"><draw:image xlink:href="Pictures/10027508000051F200000EFB9992E6A934FB4BD2.emf" xlink:type="simple" xlink:show="embed" xlink:actuate="onLoad" draw:mime-type="image/x-emf"/><draw:image xlink:href="Pictures/100000010000031900000091916E5964C26A4B8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2</meta:editing-cycles>
    <meta:creation-date>2021-12-16T16:17:00</meta:creation-date>
    <dc:date>2023-07-23T14:51:53.421059624</dc:date>
    <meta:editing-duration>PT24M11S</meta:editing-duration>
    <meta:generator>LibreOffice/7.3.7.2$Linux_X86_64 LibreOffice_project/30$Build-2</meta:generator>
    <meta:document-statistic meta:table-count="0" meta:image-count="2" meta:object-count="0" meta:page-count="1" meta:paragraph-count="11" meta:word-count="69" meta:character-count="429" meta:non-whitespace-character-count="370"/>
    <meta:user-defined meta:name="AppVersion">16.0000</meta:user-defined>
    <meta:template xlink:type="simple" xlink:actuate="onRequest" xlink:title="Normal" xlink:href=""/>
  </office:meta>
</office:document-meta>
</file>